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 - Beginning C++17 from novice to professional</text:h>
      <text:p text:style-name="Text_20_body"/>
      <text:p text:style-name="Text_20_body">Tuesday 30.11</text:p>
      <text:p text:style-name="Text_20_body"/>
      <text:list xml:id="list4392099796500147508" text:style-name="L1">
        <text:list-item>
          <text:p text:style-name="P1">initialising variable now via {}. E.g:</text:p>
          <text:list>
            <text:list-item>
              <text:p text:style-name="P1">int i {13}</text:p>
            </text:list-item>
            <text:list-item>
              <text:p text:style-name="P1">char b {"a"}</text:p>
            </text:list-item>
          </text:list>
        </text:list-item>
        <text:list-item>
          <text:p text:style-name="P1">return</text:p>
          <text:list>
            <text:list-item>
              <text:p text:style-name="P1">only in the main() function, ending the code is implicitly interprete as exiting with return 0;</text:p>
            </text:list-item>
            <text:list-item>
              <text:p text:style-name="P1">all other function must/should define specifc return statements!</text:p>
            </text:list-item>
          </text:list>
        </text:list-item>
        <text:list-item>
          <text:p text:style-name="P1">Namespace : Everything inside the brackets {} uses the defined prefix as symbolic identifier<text:line-break/> Eg:</text:p>
          <text:list>
            <text:list-item>
              <text:p text:style-name="P1">namespace my_namespace { }</text:p>
            </text:list-item>
          </text:list>
        </text:list-item>
        <text:list-item>
          <text:p text:style-name="P1">names</text:p>
          <text:list>
            <text:list-item>
              <text:p text:style-name="P1">case sensetive combinations of a to z, A to Z, 0 to 9, _</text:p>
            </text:list-item>
            <text:list-item>
              <text:p text:style-name="P1">start either with letter or _</text:p>
            </text:list-item>
          </text:list>
        </text:list-item>
        <text:list-item>
          <text:p text:style-name="P1">keywords</text:p>
          <text:list>
            <text:list-item>
              <text:p text:style-name="P1">in global space:</text:p>
              <text:list>
                <text:list-item>
                  <text:p text:style-name="P1">all starting with: _</text:p>
                </text:list-item>
              </text:list>
            </text:list-item>
            <text:list-item>
              <text:p text:style-name="P1">general:</text:p>
              <text:list>
                <text:list-item>
                  <text:p text:style-name="P1">starting with: __</text:p>
                </text:list-item>
                <text:list-item>
                  <text:p text:style-name="P1">sarting with:_ + uppercase( A to Z)</text:p>
                </text:list-item>
              </text:list>
            </text:list-item>
          </text:list>
        </text:list-item>
        <text:list-item>
          <text:p text:style-name="P1">templates: are templates for generating similiar kind of classes or functions.</text:p>
        </text:list-item>
        <text:list-item>
          <text:p text:style-name="P1">Code Apearance:</text:p>
          <text:list>
            <text:list-item>
              <text:p text:style-name="P1">uses ident/tabs to visually group things that belong together in groups</text:p>
            </text:list-item>
            <text:list-item>
              <text:p text:style-name="P1">stretch statement over several lines for readability</text:p>
            </text:list-item>
          </text:list>
        </text:list-item>
        <text:list-item>
          <text:p text:style-name="P1">procedural structuring</text:p>
          <text:list>
            <text:list-item>
              <text:p text:style-name="P1">procedural grouping of code. High level organization</text:p>
            </text:list-item>
            <text:list-item>
              <text:p text:style-name="P1">segmentation of code into workable groups (--&gt; teamwork, organization)</text:p>
            </text:list-item>
          </text:list>
        </text:list-item>
        <text:list-item>
          <text:p text:style-name="P1">auto</text:p>
          <text:list>
            <text:list-item>
              <text:p text:style-name="P1">used to let the compiler choose an apropriate data type</text:p>
            </text:list-item>
            <text:list-item>
              <text:p text:style-name="P1">eg</text:p>
            </text:list-item>
          </text:list>
        </text:list-item>
        <text:list-item>
          <text:p text:style-name="P1">static_cast&lt;data_type&gt;</text:p>
          <text:list>
            <text:list-item>
              <text:p text:style-name="P1">typecast to another data type</text:p>
            </text:list-item>
            <text:list-item>
              <text:p text:style-name="P1"><text:soft-page-break/>use of static_cast avoids compiler warning for narrowing conversions!</text:p>
            </text:list-item>
          </text:list>
        </text:list-item>
        <text:list-item>
          <text:p text:style-name="P1">C-strings</text:p>
          <text:list>
            <text:list-item>
              <text:p text:style-name="P1">array of chars endend with '\0' suffix</text:p>
            </text:list-item>
            <text:list-item>
              <text:p text:style-name="P1">bad , insecure ! Better use std::string objects</text:p>
            </text:list-item>
          </text:list>
        </text:list-item>
        <text:list-item>
          <text:p text:style-name="P1">c-arrays </text:p>
          <text:list>
            <text:list-item>
              <text:p text:style-name="P1">bad insecure ! Bettr use sdt:arrays objects</text:p>
            </text:list-item>
            <text:list-item>
              <text:p text:style-name="P1">c++17 sizes of array are run-time static!</text:p>
            </text:list-item>
            <text:list-item>
              <text:p text:style-name="P1">C11 sizes can be allocated dynamically at runtime</text:p>
            </text:list-item>
            <text:list-item>
              <text:p text:style-name="P1"/>
            </text:list-item>
          </text:list>
        </text:list-item>
        <text:list-item>
          <text:p text:style-name="P1">pointer: </text:p>
          <text:list>
            <text:list-item>
              <text:p text:style-name="P1">point to an address in memory</text:p>
            </text:list-item>
            <text:list-item>
              <text:p text:style-name="P1">are data type specific</text:p>
            </text:list-item>
            <text:list-item>
              <text:p text:style-name="P1">use of auto is recommended in pointer initialization</text:p>
              <text:list>
                <text:list-item>
                  <text:p text:style-name="P1">double heigth =45.73;<text:line-break/>auto *pointer{&amp;heigth}; </text:p>
                </text:list-item>
              </text:list>
            </text:list-item>
            <text:list-item>
              <text:p text:style-name="P1">should be initialized with initial value or with null pointer</text:p>
              <text:list>
                <text:list-item>
                  <text:p text:style-name="P1">long* pointer1{nullptr};</text:p>
                </text:list-item>
                <text:list-item>
                  <text:p text:style-name="P1">long *pointer2{121};</text:p>
                </text:list-item>
              </text:list>
            </text:list-item>
            <text:list-item>
              <text:p text:style-name="P1">the size of a pointer is on a given system allways the same independent of the data type its pointing to.</text:p>
            </text:list-item>
            <text:list-item>
              <text:p text:style-name="P2">Indirection operator</text:p>
              <text:list>
                <text:list-item>
                  <text:p text:style-name="P2">using *pointer returns the data pointer is pointing at</text:p>
                </text:list-item>
                <text:list-item>
                  <text:p text:style-name="P2">the indirection operator can also be used for alternative accesing arrays:</text:p>
                  <text:list>
                    <text:list-header>
                      <text:p text:style-name="P2">The folowing code </text:p>
                      <text:list>
                        <text:list-header>
                          <text:p text:style-name="P2">int numbers[] {1,2,3,4,5,6,7,8,9}<text:line-break/>std::cout &lt;&lt; *(numbers+1) &lt;&lt; "\t" &lt;&lt; *(numbers+7);</text:p>
                        </text:list-header>
                      </text:list>
                      <text:p text:style-name="P2">returns the second and the eigth value of the area numbers: 2 and 8!</text:p>
                    </text:list-header>
                  </text:list>
                </text:list-item>
              </text:list>
            </text:list-item>
            <text:list-item>
              <text:p text:style-name="P3">std::cout discriminates between different pointer types</text:p>
              <text:list>
                <text:list-item>
                  <text:p text:style-name="P3">std::cout &lt;&lt;p_int &lt;&lt;*p_int; --&gt; outputs the address of p_int and then the value of the date the pointer is pointing to </text:p>
                </text:list-item>
                <text:list-item>
                  <text:p text:style-name="P3">std::cout &lt;&lt; p_const_char <text:s/>&lt;&lt; *p_const_char --&gt; outputs the whole constant char literals (until reaches termination character \0. Then outputs the first char of the literal.</text:p>
                </text:list-item>
              </text:list>
            </text:list-item>
            <text:list-item>
              <text:p text:style-name="P3">Dynamic Memory Allocation</text:p>
              <text:list>
                <text:list-item>
                  <text:p text:style-name="P3"><text:span text:style-name="T1">new</text:span> operator</text:p>
                  <text:list>
                    <text:list-item>
                      <text:p text:style-name="P3">allocates memory dynamically for data type of used pointer</text:p>
                      <text:list>
                        <text:list-item>
                          <text:p text:style-name="P3">eg:<text:line-break/><text:soft-page-break/>int* pint {new int {11}}<text:tab/>//declares pointer pint and initialise its <text:s text:c="2"/><text:tab/><text:tab/><text:tab/><text:tab/>// dynamically allocated memory with 11 in the free store.</text:p>
                        </text:list-item>
                      </text:list>
                    </text:list-item>
                    <text:list-item>
                      <text:p text:style-name="P3">Array notation can be used on the pointer to access elements of the dynamically allocated data:<text:line-break/><text:tab/><text:line-break/><text:tab/>pint [9]= 121;</text:p>
                    </text:list-item>
                  </text:list>
                </text:list-item>
                <text:list-item>
                  <text:p text:style-name="P3"><text:span text:style-name="T1">Delete</text:span> operate</text:p>
                  <text:list>
                    <text:list-item>
                      <text:p text:style-name="P3">frees dynamical memory beforehand allocated with the new operator.<text:line-break/><text:line-break/>delete pint; // frees the memory that pint is pointing to</text:p>
                      <text:p text:style-name="P3">pint has now become a <text:span text:style-name="T1">dangling pointer</text:span>! It points to place in memory that is not longer accessable.</text:p>
                    </text:list-item>
                  </text:list>
                </text:list-item>
                <text:list-item>
                  <text:p text:style-name="P3">Member Selection through a pointer<text:line-break/></text:p>
                  <text:p text:style-name="P3">vector&lt;int&gt; data {};<text:line-break/>auto* pdata= &amp;data;<text:line-break/><text:line-break/>(*pdata).push_back(66); // push back of 66 into vector data by <text:span text:style-name="T1">dereferencing op</text:span><text:line-break/>pdata-&gt;push_back(66); // same but but with the <text:span text:style-name="T1">indirect member selection operator</text:span></text:p>
                </text:list-item>
              </text:list>
            </text:list-item>
            <text:list-item>
              <text:p text:style-name="P2">Tip Never use the operators new, new[], delete, and delete[] directly in day-to-day coding. These operators have no place in modern C++ code. Always use either the std::vector&lt;&gt; container (to replace dynamic arrays) or a smart pointer (to dynamically allocate objects and manage their lifetimes). These high-level alternatives are much, much safer than the low-level memory management primitives and will help you tremendously by instantly eradicating all dangling pointers, multiple deallocations, allocation/ deallocation mismatches, and memory leaks from your programs. </text:p>
            </text:list-item>
            <text:list-item>
              <text:p text:style-name="P2">SMART POINTERS</text:p>
              <text:list>
                <text:list-item>
                  <text:p text:style-name="P2">associated functions etc.</text:p>
                  <text:list>
                    <text:list-item>
                      <text:p text:style-name="P2">.get() function<text:span text:style-name="T2"> to access address of the pointer</text:span></text:p>
                    </text:list-item>
                    <text:list-item>
                      <text:p text:style-name="P3">.reset() de-allocates the memory hold by <text:s/>pointer &amp; resets a smart pointer to nullptr</text:p>
                    </text:list-item>
                    <text:list-item>
                      <text:p text:style-name="P3">std::make_unique&lt;T&gt;(&lt;data values&gt;): initialises &lt;data_values&gt; and defines them as to be referenced by a unique_ptr of type &lt;T&gt;.</text:p>
                    </text:list-item>
                    <text:list-item>
                      <text:p text:style-name="P3">.release() de-smartifies the pointer!</text:p>
                    </text:list-item>
                  </text:list>
                </text:list-item>
                <text:list-item>
                  <text:p text:style-name="P3"><text:span text:style-name="T1">unique_ptr&lt;T&gt;: </text:span>only one unique_ptr can reference the same adress at any time!<text:line-break/>Compiler will not allow to copy unique_ptrs.<text:line-break/>Std::make_unique&lt;T&gt;() function is used to securely make data unique for a unique pointer.<text:line-break/>e.g:</text:p>
                  <text:list>
                    <text:list-item>
                      <text:p text:style-name="P3">std::unique_ptr pdata { std::make_unique(999.0) }; </text:p>
                    </text:list-item>
                    <text:list-item>
                      <text:p text:style-name="P3">auto pdata{ std::make_unique(999.0) }; </text:p>
                    </text:list-item>
                    <text:list-item>
                      <text:p text:style-name="P3">const size_t n {100};<text:line-break/>std::unique_ptr&lt;double[]&gt; pvalues {new double[n]};</text:p>
                    </text:list-item>
                    <text:list-item>
                      <text:p text:style-name="P3"><text:soft-page-break/>//better<text:line-break/>auto pvalues {std::make_unique&lt;double[]&gt;(n)};</text:p>
                    </text:list-item>
                  </text:list>
                </text:list-item>
                <text:list-item>
                  <text:p text:style-name="P3"><text:span text:style-name="T1">shared_ptr&lt;T&gt;</text:span>: can share same adress crouss shared_ptrs. Counts numbers of shared_ptr references per adress.when the reference count of shared_ptr falls to zero for any address. The according space will be freed again.</text:p>
                </text:list-item>
                <text:list-item>
                  <text:p text:style-name="P3">weak_ptr&lt;T&gt;: are linked to a shared_ptr. Do no count towards the reference count of shared_ptr and therefore does not prevent the associate memory from beeing freed when the rc falls to zero. A system to prevent dangling weak pointers is implemented:<text:line-break/>before accessing a memory space via a weak_ptr a shared pointers is created and used. Even if an already freed memory part is accessed the resulting pointer point to null_ptr.<text:line-break/>weak_ptrs are used to avoid reference cycle between shared pointers which would let to loop referencing between objects and thus make destroying them impossible.</text:p>
                </text:list-item>
                <text:list-item>
                  <text:p text:style-name="P3">References</text:p>
                  <text:p text:style-name="P3">work like working on the original value. No dereferncing is needed</text:p>
                  <text:list>
                    <text:list-header>
                      <text:p text:style-name="P3">double data {3.5}</text:p>
                    </text:list-header>
                    <text:list-item>
                      <text:p text:style-name="P3">Can be used in ranged loops to modify original values:<text:line-break/><text:line-break/>const double F2C {5.0/9.0}; // Fahrenheit to Celsius conversion constant <text:tab/>for (auto&amp; t : temperatures) // Reference loop variable t = (t - 32.0) * F2C; </text:p>
                    </text:list-item>
                    <text:list-item>
                      <text:p text:style-name="P3">Can be used in ranged loops to avoid copying the elements and instead work on original values. Using the const modifier prohibits unintentional modification of the values:</text:p>
                      <text:list>
                        <text:list-header>
                          <text:p text:style-name="P3">for (const auto&amp; t : temperatures) std::cout &lt;&lt; std::setw(6) &lt;&lt; t; std::cout &lt;&lt; std::endl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Functions</text:p>
          <text:list>
            <text:list-item>
              <text:p text:style-name="P3">good for:</text:p>
              <text:list>
                <text:list-item>
                  <text:p text:style-name="P3">segmenting</text:p>
                </text:list-item>
                <text:list-item>
                  <text:p text:style-name="P3">re-useability</text:p>
                </text:list-item>
              </text:list>
            </text:list-item>
            <text:list-item>
              <text:p text:style-name="P3">declaration of prototype functions before definition of the function</text:p>
              <text:list>
                <text:list-item>
                  <text:p text:style-name="P3">helps avoid circular loops in definition cross referencing</text:p>
                </text:list-item>
              </text:list>
            </text:list-item>
            <text:list-item>
              <text:p text:style-name="P3">Defining Functions:</text:p>
              <text:list>
                <text:list-item>
                  <text:p text:style-name="P3">&lt;return_type&gt; &lt;function_name&gt; (&lt;list of parameters&gt;) {<text:line-break/><text:tab/>// code of the function<text:line-break/>}</text:p>
                </text:list-item>
              </text:list>
            </text:list-item>
            <text:list-item>
              <text:p text:style-name="P3">passing Arguments</text:p>
              <text:list>
                <text:list-item>
                  <text:p text:style-name="P3">pass by value</text:p>
                  <text:list>
                    <text:list-item>
                      <text:p text:style-name="P3">function works on copy of the original variable in the parameter list</text:p>
                    </text:list-item>
                    <text:list-item>
                      <text:p text:style-name="P3">secure option if originals should not be modified</text:p>
                    </text:list-item>
                  </text:list>
                </text:list-item>
                <text:list-item>
                  <text:p text:style-name="P3">passy by value – pointers</text:p>
                  <text:list>
                    <text:list-item>
                      <text:p text:style-name="P3"><text:soft-page-break/>if pointers are used the original data value will still be modified</text:p>
                    </text:list-item>
                    <text:list-item>
                      <text:p text:style-name="P3">not advisible since you are prone to make the following errors</text:p>
                      <text:list>
                        <text:list-item>
                          <text:p text:style-name="P3">out of boundary</text:p>
                        </text:list-item>
                        <text:list-item>
                          <text:p text:style-name="P3">nullptr errors / dangling pointers</text:p>
                        </text:list-item>
                      </text:list>
                    </text:list-item>
                  </text:list>
                </text:list-item>
                <text:list-item>
                  <text:p text:style-name="P3">passing an array </text:p>
                  <text:list>
                    <text:list-item>
                      <text:p text:style-name="P3">is essential passing a pointer!</text:p>
                    </text:list-item>
                    <text:list-item>
                      <text:p text:style-name="P3">Can use array notation in function</text:p>
                    </text:list-item>
                    <text:list-item>
                      <text:p text:style-name="P3">need as second argument which defines the boundaries of the array (e.g. Like index or count</text:p>
                      <text:list>
                        <text:list-item>
                          <text:p text:style-name="P3">Prone to failure! If the user of the function passes wrong boundary argument, the funtion will most likely perform an out out range memory access. </text:p>
                        </text:list-item>
                      </text:list>
                    </text:list-item>
                  </text:list>
                </text:list-item>
                <text:list-item>
                  <text:p text:style-name="P3">pass by reference</text:p>
                </text:list-item>
                <text:list-item>
                  <text:p text:style-name="P3">const parameters – secure coding styles</text:p>
                  <text:list>
                    <text:list-item>
                      <text:p text:style-name="P3">always declare paramaters as const if they are not needed to modify the original data.</text:p>
                    </text:list-item>
                    <text:list-item>
                      <text:p text:style-name="P3">ESPECIALLY: Allways declare pointers(out of range errors and dangling pointer problematic) <text:s/>and to a certain degree references as const if they are not needed to modify the original data.</text:p>
                    </text:list-item>
                  </text:list>
                </text:list-item>
                <text:list-item>
                  <text:p text:style-name="P3">Passing arrays by reference</text:p>
                  <text:list>
                    <text:list-item>
                      <text:p text:style-name="P3">double average10(const double (&amp;array)[10]) { <text:line-break/> <text:tab/>double sum {}; // Accumulate total in here for (double val : array) <text:line-break/> <text:tab/>sum += val; // Sum array elements <text:line-break/> <text:tab/>return sum / std::size(array); // Return average <text:line-break/>}</text:p>
                    </text:list-item>
                    <text:list-item>
                      <text:p text:style-name="P3"><text:s/>the function now only accepts arrays of type double with an index of 10.</text:p>
                    </text:list-item>
                    <text:list-item>
                      <text:p text:style-name="P3">since the index is known. Inside the function the std::size() functin can be used.</text:p>
                    </text:list-item>
                  </text:list>
                </text:list-item>
                <text:list-item>
                  <text:p text:style-name="P3">Parameter – references – implicit conversions</text:p>
                  <text:list>
                    <text:list-item>
                      <text:p text:style-name="P3"><text:s/>reference-to-const as parameters --&gt; implicit conversion occurs</text:p>
                    </text:list-item>
                    <text:list-item>
                      <text:p text:style-name="P3">reference-to-non-const as parameters --&gt; no implicit conversion, possible compilation fail – bc <text:s/>of type-mismatch occurs.</text:p>
                    </text:list-item>
                  </text:list>
                </text:list-item>
                <text:list-item>
                  <text:p text:style-name="P3">Parameter coding styles – references vs. Pointers</text:p>
                  <text:list>
                    <text:list-item>
                      <text:p text:style-name="P3">if you want to use the nullptr expression you need pointers!</text:p>
                    </text:list-item>
                    <text:list-item>
                      <text:p text:style-name="P3">References is elegant and good, but may <text:s/>mask to the user that a function is modifying the orignial data</text:p>
                    </text:list-item>
                    <text:list-item>
                      <text:p text:style-name="P3">reference-to-const is generally preferable to pointer-to-const.</text:p>
                    </text:list-item>
                    <text:list-item>
                      <text:p text:style-name="P3">Reference avoid nullptr problematics</text:p>
                      <text:list>
                        <text:list-item>
                          <text:p text:style-name="P3">special values might be realized by using std::optional&lt;&gt; mechanism</text:p>
                        </text:list-item>
                      </text:list>
                    </text:list-item>
                  </text:list>
                </text:list-item>
                <text:list-item>
                  <text:p text:style-name="P3">Parameter coding style</text:p>
                  <text:list>
                    <text:list-item>
                      <text:p text:style-name="P3"><text:soft-page-break/>parameters can be of the following types</text:p>
                      <text:list>
                        <text:list-item>
                          <text:p text:style-name="P3">input parameter</text:p>
                          <text:list>
                            <text:list-item>
                              <text:p text:style-name="P3">if references use: reference to const to avoid unintentional misuse.</text:p>
                            </text:list-item>
                          </text:list>
                        </text:list-item>
                        <text:list-item>
                          <text:p text:style-name="P3">output parameter</text:p>
                        </text:list-item>
                        <text:list-item>
                          <text:p text:style-name="P3">input/output parameter</text:p>
                        </text:list-item>
                      </text:list>
                    </text:list-item>
                    <text:list-item>
                      <text:p text:style-name="P3">input/output parameters should be avoided for the sake of clearness and error finding.</text:p>
                    </text:list-item>
                  </text:list>
                </text:list-item>
              </text:list>
            </text:list-item>
            <text:list-item>
              <text:p text:style-name="P3">Std::cout</text:p>
              <text:list>
                <text:list-item>
                  <text:p text:style-name="P3">formatting output</text:p>
                  <text:list>
                    <text:list-item>
                      <text:p text:style-name="P3">std::cout.setf(std::ios_base::hex); --&gt; convert to hexidecimal form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2H56M53S</meta:editing-duration>
    <meta:editing-cycles>41</meta:editing-cycles>
    <meta:generator>OpenOffice/4.1.10$Win32 OpenOffice.org_project/4110m2$Build-9807</meta:generator>
    <dc:date>2022-03-29T13:20:28.85</dc:date>
    <dc:creator>w w</dc:creator>
    <meta:document-statistic meta:table-count="0" meta:image-count="0" meta:object-count="0" meta:page-count="6" meta:paragraph-count="136" meta:word-count="1453" meta:character-count="8712"/>
    <meta:user-defined meta:name="Info 1"/>
    <meta:user-defined meta:name="Info 2"/>
    <meta:user-defined meta:name="Info 3"/>
    <meta:user-defined meta:name="Info 4"/>
  </office:meta>
</office:document-meta>
</file>